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4e5b" officeooo:paragraph-rsid="001d4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int Patrick´s Day</text:p>
      <text:p text:style-name="P1">What is the Saint Patrick´s Day?</text:p>
      <text:p text:style-name="P1">Saint Patrick´s Day is the basiclly the date of death of Saint Patrick. Today it is an religious and cultural fest day.</text:p>
      <text:p text:style-name="P1">Who was Saint Patrick?</text:p>
      <text:p text:style-name="P1">Saint Patrick was an irish bishop who lived in the 5th centu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0:50:15.069143653</meta:creation-date>
    <dc:date>2016-01-17T20:57:06.858497341</dc:date>
    <meta:editing-duration>PT6M51S</meta:editing-duration>
    <meta:editing-cycles>1</meta:editing-cycles>
    <meta:document-statistic meta:table-count="0" meta:image-count="0" meta:object-count="0" meta:page-count="1" meta:paragraph-count="5" meta:word-count="47" meta:character-count="255" meta:non-whitespace-character-count="213"/>
    <meta:generator>LibreOffice/5.0.4.2$Linux_X86_64 LibreOffice_project/00m0$Build-2</meta:generator>
  </office:meta>
</office:document-meta>
</file>